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kening</text:span></text:p>
      <text:p text:style-name="P1"><text:span text:style-name="T2">Tillo: 100euro</text:span></text:p>
      <text:p text:style-name="P1"><text:span text:style-name="T2">Dieter: 100euro</text:span></text:p>
      <text:p text:style-name="P1"><text:span text:style-name="T2">Gerben: 100euro </text:span></text:p>
      <text:p text:style-name="P1"><text:span text:style-name="T2">Hannes: 20euro </text:span></text:p>
      <text:p text:style-name="P1"><text:span text:style-name="T2">Nico: 100 euro </text:span></text:p>
      <text:p text:style-name="P1"><text:span text:style-name="T2">Bart:</text:span></text:p>
      <text:p text:style-name="P1"><text:span text:style-name="T2">---------------------------</text:span></text:p>
      <text:p text:style-name="P1"><text:span text:style-name="T2">totaal: 420euro</text:span></text:p>
      <text:p text:style-name="P1"><text:span text:style-name="T2">---------------------------</text:span></text:p>
      <text:p text:style-name="P1"><text:span text:style-name="T2">na transacties: 320euro </text:span></text:p>
      <text:p text:style-name="P1"><text:span text:style-name="T3">Crypto transacties:</text:span></text:p>
      <text:p text:style-name="P1"><text:span text:style-name="T4">100euro --&gt; 136.56 ripple --&gt; rM7hXnVUSkYD18jBHMmGBdSZyn9JSeHkmX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